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Currency" style:data-style-name="N36">
      <style:text-properties fo:font-weight="bold" style:font-weight-asian="bold" style:font-weight-complex="bold"/>
    </style:style>
    <style:style style:name="ce4" style:family="table-cell" style:parent-style-name="Currency" style:data-style-name="N36"/>
    <style:style style:name="ce5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6.2718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ty_1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Vendor</text:p>
          </table:table-cell>
          <table:table-cell office:value-type="string" table:style-name="ce3">
            <text:p>Unit Cost</text:p>
          </table:table-cell>
          <table:table-cell office:value-type="string" table:style-name="ce3">
            <text:p>Total Cost<text:s/></text:p>
          </table:table-cell>
          <table:table-cell office:value-type="string" table:style-name="ce2">
            <text:p>Notes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Assembled PC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eed Studio</text:p>
          </table:table-cell>
          <table:table-cell office:value-type="currency" office:value="50" table:formula="of:=500/10" table:style-name="ce4">
            <text:p><text:s/>$50.00<text:s/></text:p>
          </table:table-cell>
          <table:table-cell office:value-type="currency" office:value="50" table:formula="of:=[.B2]*[.D2]" table:style-name="ce4">
            <text:p><text:s/>$50.00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-Paper Display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<text:a xlink:href="http://www.buy-lcd.com/">www.buy-lcd.com</text:a></text:p>
          </table:table-cell>
          <table:table-cell office:value-type="currency" office:value="18.61" table:style-name="ce4">
            <text:p><text:s/>$18.61<text:s/></text:p>
          </table:table-cell>
          <table:table-cell office:value-type="currency" office:value="18.61" table:formula="of:=[.B3]*[.D3]" table:style-name="ce4">
            <text:p><text:s/>$18.61<text:s/></text:p>
          </table:table-cell>
          <table:table-cell office:value-type="string" table:style-name="ce1">
            <text:p>4.2" E-paper display P/N: GDEW042T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tte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azon</text:p>
          </table:table-cell>
          <table:table-cell office:value-type="currency" office:value="0.25" table:style-name="ce4">
            <text:p><text:s/>$0.25<text:s/></text:p>
          </table:table-cell>
          <table:table-cell office:value-type="currency" office:value="0.25" table:formula="of:=[.B4]*[.D4]" table:style-name="ce4">
            <text:p><text:s/>$0.25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D Ca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azon</text:p>
          </table:table-cell>
          <table:table-cell table:style-name="ce4"/>
          <table:table-cell office:value-type="currency" office:value="0" table:formula="of:=[.B5]*[.D5]" table:style-name="ce4">
            <text:p><text:s/>$-00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anyard<text:s/></text:p>
          </table:table-cell>
          <table:table-cell table:number-columns-repeated="2" table:style-name="ce1"/>
          <table:table-cell table:style-name="ce4"/>
          <table:table-cell office:value-type="currency" office:value="0" table:formula="of:=[.B6]*[.D6]" table:style-name="ce4">
            <text:p><text:s/>$-00<text:s/>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4">
            <text:p>TOTAL</text:p>
          </table:table-cell>
          <table:table-cell office:value-type="currency" office:value="68.86" table:formula="of:=SUM([.E2:.E9])" table:style-name="ce4">
            <text:p><text:s/>$68.86<text:s/>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Qty_10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Vendor</text:p>
          </table:table-cell>
          <table:table-cell office:value-type="string" table:style-name="ce3">
            <text:p>Unit Cost</text:p>
          </table:table-cell>
          <table:table-cell office:value-type="string" table:style-name="ce3">
            <text:p>Total Cost<text:s/></text:p>
          </table:table-cell>
          <table:table-cell office:value-type="string" table:style-name="ce2">
            <text:p>Notes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Assembled PC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eed Studio</text:p>
          </table:table-cell>
          <table:table-cell office:value-type="currency" office:value="20" table:style-name="ce4">
            <text:p><text:s/>$20.00<text:s/></text:p>
          </table:table-cell>
          <table:table-cell office:value-type="currency" office:value="20" table:formula="of:=[.B2]*[.D2]" table:style-name="ce4">
            <text:p><text:s/>$20.00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-Paper Display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<text:a xlink:href="http://www.buy-lcd.com/">www.buy-lcd.com</text:a></text:p>
          </table:table-cell>
          <table:table-cell office:value-type="currency" office:value="16.66" table:style-name="ce4">
            <text:p><text:s/>$16.66<text:s/></text:p>
          </table:table-cell>
          <table:table-cell office:value-type="currency" office:value="16.66" table:formula="of:=[.B3]*[.D3]" table:style-name="ce4">
            <text:p><text:s/>$16.66<text:s/></text:p>
          </table:table-cell>
          <table:table-cell office:value-type="string" table:style-name="ce1">
            <text:p>4.2" E-paper display P/N: GDEW042T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tte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azon</text:p>
          </table:table-cell>
          <table:table-cell office:value-type="currency" office:value="0.25" table:style-name="ce4">
            <text:p><text:s/>$0.25<text:s/></text:p>
          </table:table-cell>
          <table:table-cell office:value-type="currency" office:value="0.25" table:formula="of:=[.B4]*[.D4]" table:style-name="ce4">
            <text:p><text:s/>$0.25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D Ca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azon</text:p>
          </table:table-cell>
          <table:table-cell table:style-name="ce4"/>
          <table:table-cell office:value-type="currency" office:value="0" table:formula="of:=[.B5]*[.D5]" table:style-name="ce4">
            <text:p><text:s/>$-00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anyard<text:s/></text:p>
          </table:table-cell>
          <table:table-cell table:number-columns-repeated="2" table:style-name="ce1"/>
          <table:table-cell table:style-name="ce4"/>
          <table:table-cell office:value-type="currency" office:value="0" table:formula="of:=[.B6]*[.D6]" table:style-name="ce4">
            <text:p><text:s/>$-00<text:s/>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4">
            <text:p>TOTAL</text:p>
          </table:table-cell>
          <table:table-cell office:value-type="currency" office:value="36.909999999999997" table:formula="of:=SUM([.E2:.E9])" table:style-name="ce4">
            <text:p><text:s/>$36.91<text:s/>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urrency" style:family="table-cell" style:data-style-name="N36"/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Alex Sojda</meta:initial-creator>
    <dc:creator>Alex Sojda</dc:creator>
    <meta:creation-date>2017-12-02T20:01:57Z</meta:creation-date>
    <dc:date>2017-12-02T21:42:13Z</dc:date>
  </office:meta>
</office:document-meta>
</file>